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style="italic" style:font-style-asian="italic" style:font-style-complex="italic" fo:language="pl" fo:country="PL"/>
    </style:style>
    <style:style style:name="T4" style:parent-style-name="DefaultParagraphFont" style:family="text">
      <style:text-properties fo:language="pl" fo:country="PL"/>
    </style:style>
    <style:style style:name="T5" style:parent-style-name="DefaultParagraphFont" style:family="text">
      <style:text-properties fo:font-weight="bold" style:font-weight-asian="bold" style:font-weight-complex="bold" fo:language="pl" fo:country="PL"/>
    </style:style>
    <style:style style:name="T6" style:parent-style-name="DefaultParagraphFont" style:family="text">
      <style:text-properties fo:language="pl" fo:country="PL"/>
    </style:style>
    <style:style style:name="T7" style:parent-style-name="DefaultParagraphFont" style:family="text">
      <style:text-properties fo:font-weight="bold" style:font-weight-asian="bold" style:font-weight-complex="bold" fo:language="pl" fo:country="PL"/>
    </style:style>
    <style:style style:name="T8" style:parent-style-name="DefaultParagraphFont" style:family="text">
      <style:text-properties fo:language="pl" fo:country="PL"/>
    </style:style>
    <style:style style:name="P9" style:parent-style-name="ListParagraph" style:list-style-name="LFO1" style:family="paragraph">
      <style:text-properties fo:font-style="italic" style:font-style-asian="italic" style:font-style-complex="italic" fo:language="pl" fo:country="PL"/>
    </style:style>
    <style:style style:name="T10" style:parent-style-name="DefaultParagraphFont" style:family="text">
      <style:text-properties fo:font-weight="bold" style:font-weight-asian="bold" style:font-weight-complex="bold" fo:language="pl" fo:country="PL"/>
    </style:style>
    <style:style style:name="T11" style:parent-style-name="DefaultParagraphFont" style:family="text">
      <style:text-properties fo:language="pl" fo:country="PL"/>
    </style:style>
    <style:style style:name="T12" style:parent-style-name="DefaultParagraphFont" style:family="text">
      <style:text-properties fo:font-weight="bold" style:font-weight-asian="bold" style:font-weight-complex="bold" fo:language="pl" fo:country="PL"/>
    </style:style>
    <style:style style:name="T13" style:parent-style-name="DefaultParagraphFont" style:family="text">
      <style:text-properties fo:language="pl" fo:country="PL"/>
    </style:style>
    <style:style style:name="P14" style:parent-style-name="ListParagraph" style:list-style-name="LFO1" style:family="paragraph">
      <style:text-properties fo:font-style="italic" style:font-style-asian="italic" style:font-style-complex="italic" fo:language="pl" fo:country="PL"/>
    </style:style>
    <style:style style:name="P15" style:parent-style-name="Normal" style:family="paragraph">
      <style:text-properties fo:language="pl" fo:country="PL"/>
    </style:style>
    <style:style style:name="P16" style:parent-style-name="Normal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style="italic" style:font-style-asian="italic" style:font-style-complex="italic" fo:language="pl" fo:country="PL"/>
    </style:style>
    <style:style style:name="T19" style:parent-style-name="DefaultParagraphFont" style:family="text">
      <style:text-properties fo:language="pl" fo:country="PL"/>
    </style:style>
    <style:style style:name="T20" style:parent-style-name="DefaultParagraphFont" style:family="text">
      <style:text-properties fo:font-weight="bold" style:font-weight-asian="bold" style:font-weight-complex="bold" fo:language="pl" fo:country="PL"/>
    </style:style>
    <style:style style:name="T21" style:parent-style-name="DefaultParagraphFont" style:family="text">
      <style:text-properties fo:language="pl" fo:country="PL"/>
    </style:style>
    <style:style style:name="T22" style:parent-style-name="DefaultParagraphFont" style:family="text">
      <style:text-properties fo:font-weight="bold" style:font-weight-asian="bold" style:font-weight-complex="bold" fo:language="pl" fo:country="PL"/>
    </style:style>
    <style:style style:name="T23" style:parent-style-name="DefaultParagraphFont" style:family="text">
      <style:text-properties fo:language="pl" fo:country="PL"/>
    </style:style>
    <style:style style:name="P24" style:parent-style-name="ListParagraph" style:list-style-name="LFO1" style:family="paragraph">
      <style:text-properties fo:font-style="italic" style:font-style-asian="italic" style:font-style-complex="italic" fo:language="pl" fo:country="PL"/>
    </style:style>
    <style:style style:name="T25" style:parent-style-name="DefaultParagraphFont" style:family="text">
      <style:text-properties fo:font-weight="bold" style:font-weight-asian="bold" style:font-weight-complex="bold" fo:language="pl" fo:country="PL"/>
    </style:style>
    <style:style style:name="T26" style:parent-style-name="DefaultParagraphFont" style:family="text">
      <style:text-properties fo:language="pl" fo:country="PL"/>
    </style:style>
    <style:style style:name="T27" style:parent-style-name="DefaultParagraphFont" style:family="text">
      <style:text-properties fo:font-weight="bold" style:font-weight-asian="bold" style:font-weight-complex="bold" fo:language="pl" fo:country="PL"/>
    </style:style>
    <style:style style:name="T28" style:parent-style-name="DefaultParagraphFont" style:family="text">
      <style:text-properties fo:language="pl" fo:country="PL"/>
    </style:style>
    <style:style style:name="P29" style:parent-style-name="ListParagraph" style:family="paragraph">
      <style:text-properties fo:language="pl" fo:country="PL"/>
    </style:style>
    <style:style style:name="P30" style:parent-style-name="ListParagraph" style:family="paragraph">
      <style:text-properties fo:language="pl" fo:country="PL"/>
    </style:style>
    <style:style style:name="P31" style:parent-style-name="ListParagraph" style:family="paragraph">
      <style:text-properties fo:language="pl" fo:country="PL"/>
    </style:style>
    <style:style style:name="P32" style:parent-style-name="ListParagraph" style:list-style-name="LFO1" style:family="paragraph">
      <style:text-properties fo:language="pl" fo:country="PL"/>
    </style:style>
    <style:style style:name="P33" style:parent-style-name="Normal" style:family="paragraph">
      <style:text-properties fo:language="pl" fo:country="PL"/>
    </style:style>
    <style:style style:name="P34" style:parent-style-name="Normal" style:family="paragraph">
      <style:text-properties fo:language="pl" fo:country="PL"/>
    </style:style>
    <style:style style:name="P35" style:parent-style-name="Normal" style:family="paragraph">
      <style:text-properties fo:font-weight="bold" style:font-weight-asian="bold" style:font-weight-complex="bold" fo:font-size="18pt" style:font-size-asian="18pt" style:font-size-complex="18pt" fo:language="pl" fo:country="PL"/>
    </style:style>
    <style:style style:name="P36" style:parent-style-name="Normal" style:family="paragraph">
      <style:text-properties fo:language="pl" fo:country="PL"/>
    </style:style>
    <style:style style:name="P37" style:parent-style-name="Normal" style:family="paragraph">
      <style:text-properties fo:language="pl" fo:country="PL"/>
    </style:style>
    <style:style style:name="P38" style:parent-style-name="Normal" style:family="paragraph">
      <style:text-properties fo:language="pl" fo:country="PL"/>
    </style:style>
    <style:style style:name="P39" style:parent-style-name="Normal" style:family="paragraph">
      <style:text-properties fo:language="pl" fo:country="PL"/>
    </style:style>
  </office:automatic-styles>
  <office:body>
    <office:text text:use-soft-page-breaks="true">
      <text:p text:style-name="P1">Operacja dodawania<text:s/></text:p>
      <text:list text:style-name="LFO1" text:continue-numbering="true">
        <text:list-item>
          <text:p text:style-name="P2"><text:span text:style-name="T3">Tablica dynamiczna</text:span><text:span text:style-name="T4">:</text:span></text:p>
        </text:list-item>
      </text:list>
      <text:p text:style-name="Normal"><text:span text:style-name="T5">Dodawanie do początku<text:s/></text:span><text:span text:style-name="T6">i do losowej pozycji to najbardziej czasochłonne operacje. Wynika to z konieczności przesunięcia wszystkich elementów po wstawieniu, co ma złożoność liniową O(n).</text:span></text:p>
      <text:p text:style-name="Normal"><text:span text:style-name="T7">Dodawanie na końcu</text:span><text:span text:style-name="T8"><text:s/>jest szybsze, ale również staje się wolniejsze wraz ze wzrostem liczby elementów, co może być spowodowane realokacją pamięci, gdy aktualna pojemność tablicy zostanie przekroczona.</text:span></text:p>
      <text:list text:style-name="LFO1" text:continue-numbering="true">
        <text:list-item>
          <text:p text:style-name="P9">Lista jednokierunkowa (Lista jednokierunkowa):</text:p>
        </text:list-item>
      </text:list>
      <text:p text:style-name="Normal"><text:span text:style-name="T10">Dodawanie do końca i początku<text:s/></text:span><text:span text:style-name="T11">jest stabilne i szybsze w porównaniu do tablicy.</text:span></text:p>
      <text:p text:style-name="Normal"><text:span text:style-name="T12">Dodawanie do losowej pozycji</text:span><text:span text:style-name="T13"><text:s/>jest nieco wolniejsze, ale nadal bardziej wydajne niż w przypadku tablicy, ponieważ nie wymaga przesuwania wszystkich kolejnych elementów.</text:span></text:p>
      <text:list text:style-name="LFO1" text:continue-numbering="true">
        <text:list-item>
          <text:p text:style-name="P14">Lista dwukierunkowa:</text:p>
        </text:list-item>
      </text:list>
      <text:p text:style-name="P15">Wykazuje podobne wyniki do listy dwukierunkowej, ale jest nieco wolniejsza w niektórych przypadkach (szczególnie w przypadku losowego dodawania). Wynika to z dodatkowych operacji ze wskaźnikami do poprzedniego elementu.</text:p>
      <text:p text:style-name="P16">Operacja usuwania</text:p>
      <text:list text:style-name="LFO1" text:continue-numbering="true">
        <text:list-item>
          <text:p text:style-name="P17"><text:span text:style-name="T18">Tablica dynamiczna</text:span><text:span text:style-name="T19">:</text:span></text:p>
        </text:list-item>
      </text:list>
      <text:p text:style-name="Normal"><text:span text:style-name="T20">Usuwanie w dowolnej pozycji</text:span><text:span text:style-name="T21"><text:s/>wymaga również przesunięcia wszystkich kolejnych elementów, zwłaszcza w przypadku usuwania od początku lub od losowej pozycji, co sprawia, że operacja jest kosztowna.</text:span></text:p>
      <text:p text:style-name="Normal"><text:span text:style-name="T22">Usuwanie od końca</text:span><text:span text:style-name="T23"><text:s/>jest szybsze, ponieważ nie wymaga przestawiania elementów.</text:span></text:p>
      <text:list text:style-name="LFO1" text:continue-numbering="true">
        <text:list-item>
          <text:p text:style-name="P24">Lista jednokierunkowa:</text:p>
        </text:list-item>
      </text:list>
      <text:p text:style-name="Normal"><text:span text:style-name="T25">Usuwanie od początku</text:span><text:span text:style-name="T26"><text:s/>jest wydajne i szybkie.</text:span></text:p>
      <text:p text:style-name="Normal"><text:span text:style-name="T27">Usuwanie od końca i losowe usuwanie</text:span><text:span text:style-name="T28"><text:s/>jest znacznie wolniejsze, zwłaszcza gdy rozmiar listy jest duży. Wynika to z faktu, że trzeba przejść całą listę do żądanego elementu (O(n)).</text:span></text:p>
      <text:p text:style-name="P29"/>
      <text:p text:style-name="P30"/>
      <text:p text:style-name="P31"/>
      <text:soft-page-break/>
      <text:list text:style-name="LFO1" text:continue-numbering="true">
        <text:list-item>
          <text:p text:style-name="P32">Lista dwukierunkowa:</text:p>
        </text:list-item>
      </text:list>
      <text:p text:style-name="P33">Usuwanie jest znacznie szybsze we wszystkich przypadkach w porównaniu z listą jednokierunkową, zwłaszcza w przypadku usuwania od końca, ponieważ można uzyskać bezpośredni dostęp do poprzedniego elementu.<text:s/>Szybkość pozostaje bardziej stabilna wraz ze wzrostem rozmiaru listy.</text:p>
      <text:p text:style-name="P34"/>
      <text:p text:style-name="P35">Ogólne wnioski:</text:p>
      <text:p text:style-name="P36">Dynamiczna tablica jest wygodna, ale słabo się skaluje przy częstym dodawaniu lub usuwaniu w środku lub na początku struktury.</text:p>
      <text:p text:style-name="P37">Listy jednokierunkowe lepiej radzą sobie z dodawaniem i usuwaniem na początku, ale usuwanie z końca lub losowo jest powolne.</text:p>
      <text:p text:style-name="P38">Listy dwukierunkowe są bardziej wszechstronne i stabilne pod względem wydajności, zwłaszcza w przypadku operacji usuwania.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silisa Semyanikhina (283047)</meta:initial-creator>
    <dc:creator>Vasilisa Semyanikhina (283047)</dc:creator>
    <meta:creation-date>2025-04-09T08:07:00Z</meta:creation-date>
    <dc:date>2025-04-09T08:11:00Z</dc:date>
    <meta:template xlink:href="Normal" xlink:type="simple"/>
    <meta:editing-cycles>1</meta:editing-cycles>
    <meta:editing-duration>PT240S</meta:editing-duration>
    <meta:document-statistic meta:page-count="2" meta:paragraph-count="4" meta:word-count="329" meta:character-count="2202" meta:row-count="15" meta:non-whitespace-character-count="1877"/>
  </office:meta>
</office:document-meta>
</file>